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3" style:family="paragraph" style:parent-style-name="Preformatted_20_Text">
      <style:text-properties style:font-name="Arial" fo:font-weight="bold" style:font-weight-asian="bold" style:font-weight-complex="bold"/>
    </style:style>
    <style:style style:name="P4" style:family="paragraph" style:parent-style-name="Preformatted_20_Text">
      <style:text-properties style:font-name="Arial" fo:font-style="italic" style:font-style-asian="italic" style:font-style-complex="italic"/>
    </style:style>
    <style:style style:name="P5" style:family="paragraph" style:parent-style-name="Preformatted_20_Text">
      <style:text-properties style:font-name="Arial" fo:font-style="normal" style:font-style-asian="normal" style:font-style-complex="normal"/>
    </style:style>
    <style:style style:name="P6" style:family="paragraph" style:parent-style-name="Preformatted_20_Text">
      <style:paragraph-properties fo:margin-left="1.251cm" fo:margin-right="0cm" fo:text-indent="0cm" style:auto-text-indent="false"/>
      <style:text-properties style:font-name="Arial"/>
    </style:style>
    <style:style style:name="P7" style:family="paragraph" style:parent-style-name="Preformatted_20_Text">
      <style:paragraph-properties fo:margin-left="1.251cm" fo:margin-right="0cm" fo:text-indent="0cm" style:auto-text-indent="false"/>
      <style:text-properties style:font-name="Arial" fo:font-style="italic" style:font-style-asian="italic" style:font-style-complex="italic"/>
    </style:style>
    <style:style style:name="P8" style:family="paragraph" style:parent-style-name="Preformatted_20_Text">
      <style:paragraph-properties fo:margin-left="0cm" fo:margin-right="0cm" fo:text-indent="0cm" style:auto-text-indent="false"/>
      <style:text-properties style:font-name="Arial"/>
    </style:style>
    <style:style style:name="P9" style:family="paragraph" style:parent-style-name="Preformatted_20_Text">
      <style:text-properties style:font-name="Arial"/>
    </style:style>
    <style:style style:name="P10" style:family="paragraph" style:parent-style-name="Preformatted_20_Text">
      <style:paragraph-properties fo:margin-left="1.251cm" fo:margin-right="0cm" fo:text-indent="0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II <text:s text:c="7"/>18.-23.5.2013</text:p>
      <text:p text:style-name="P1"/>
      <text:p text:style-name="P1">Tero Mäntylä</text:p>
      <text:p text:style-name="P1"/>
      <text:p text:style-name="P3">pe 18.5.</text:p>
      <text:p text:style-name="P6">Muokkasin IdaStar luokan koodia. Lisäsin toiminnallisuuden, joka kasvattaa rajaa kahdella yhden sijaan. Ratkaistavasta järjestyksestä voi tyhjän paikan perusteella päätellä onko ratkaisussa parillinen vai pariton määrä siirtoja. Oletin tämän parannuksen lähes puolittavan ratkaisuun tarvittavan ajan, mutta vaikuttaisi siltä että nopeutus jäi paljon pienemmäksi. Tarvin tähän vähän lisää aikavertailuja. Toinen muutos jota toivoin saavani aikaan koskee niin sanottua linear conflict heuristiikkaa. Siihen liittyviä ongelmia sain hivenen ratkottua lisää, mutta se ei vielä toimi.</text:p>
      <text:p text:style-name="P1"><text:tab/><text:span text:style-name="T1">käytetty aika: 3h</text:span></text:p>
      <text:p text:style-name="P1"/>
      <text:p text:style-name="P3">to 23.5.</text:p>
      <text:p text:style-name="P6">Viikkopalautukseen oli tarkoitus saada JavaDocit valmiiksi ja kirjoitettua tämä raportti. Viikonloppu töissä ja tallinnan matka tiistaina näköjään sekoitti kuvioni niin tyysti että enpä saanut mitään aikaiseksi. </text:p>
      <text:p text:style-name="P1"><text:tab/><text:span text:style-name="T1">käytetty aika: 0h </text:span></text:p>
      <text:p text:style-name="P1"><text:span text:style-name="T2"/></text:p>
      <text:p text:style-name="P1"><text:span text:style-name="T3">pe 24.5.</text:span></text:p>
      <text:p text:style-name="P6">Matti myöhäsenä väänsin JavaDocit jonkinlaiseen kuntoon. Ihan en tiedä kuinka tarkaan noita tarvii kirjoitella kun en ole niitä aikaisemmin tehnyt. Tartti vähän lueskella ja katsella esimerkkejä javadocien teosta. <text:s/></text:p>
      <text:p text:style-name="P1"><text:span text:style-name="T1"><text:tab/>käytetty aika: 3h </text:span></text:p>
      <text:p text:style-name="P1"/>
      <text:p text:style-name="P3"/>
      <text:p text:style-name="P7"/>
      <text:p text:style-name="P4">Aikaisemmin käytetty aika 50 tuntia.</text:p>
      <text:p text:style-name="P4">Tällä viikolla käytetty aika 6 tuntia.</text:p>
      <text:p text:style-name="P4">Käytetty aikaa yhteensä 56 tunti.</text:p>
      <text:p text:style-name="P4"/>
      <text:p text:style-name="P5">Huom! BruteForce luokkaa ei ole tarkoitus liittää lopullisen ratkaisuun joten sitä ei ole dokumentoitu eikä testattu.</text:p>
      <text:p text:style-name="P1"/>
      <text:p text:style-name="P1"/>
      <text:p text:style-name="P3">Mitä seuraavaksi:</text:p>
      <text:p text:style-name="P6">- Toteuttaa toimiva linear conflict, joka oikeasti nopeuttaa laskentaa.</text:p>
      <text:p text:style-name="P6">- Tehdä parempi sekoittaja. Kaikki vaihtoehdot eivät nyt ole yhtä todennäköisiä.</text:p>
      <text:p text:style-name="P6"/>
      <text:p text:style-name="P8">Mahdollisia muita vaitoehtoja:</text:p>
      <text:p text:style-name="P6">- A* ratkaisija olisi ihan opettavaista toteuttaa ja saisi hyvän vertailukohdan.</text:p>
      <text:p text:style-name="P6">- Walking Distance heuristiikan toteuttaminen IDA*:een. </text:p>
      <text:p text:style-name="P6"><text:tab/>Menetelmää käyttää esilaskettua pattern databasea. Näitä on muitakin vaihtoehtoj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4T14:32:17</dc:date>
    <dc:creator>Tero Mantyla</dc:creator>
    <meta:generator>LibreOffice/3.5$Linux_X86_64 LibreOffice_project/350m1$Build-2</meta:generator>
    <meta:editing-duration>PT46M37S</meta:editing-duration>
    <meta:editing-cycles>3</meta:editing-cycles>
    <meta:document-statistic meta:table-count="0" meta:image-count="0" meta:object-count="0" meta:page-count="1" meta:paragraph-count="22" meta:word-count="230" meta:character-count="1776" meta:non-whitespace-character-count="1772"/>
  </office:meta>
</office:document-meta>
</file>